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paragraph-rsid="000c37ba" style:font-weight-asian="bold" style:font-weight-complex="bold"/>
    </style:style>
    <style:style style:name="P2" style:family="paragraph" style:parent-style-name="Text_20_body">
      <style:text-properties fo:font-weight="bold" officeooo:paragraph-rsid="000c7612" style:font-weight-asian="bold" style:font-weight-complex="bold"/>
    </style:style>
    <style:style style:name="P3" style:family="paragraph" style:parent-style-name="Text_20_body">
      <style:text-properties fo:font-weight="normal" officeooo:paragraph-rsid="000c37ba" style:font-weight-asian="normal" style:font-weight-complex="normal"/>
    </style:style>
    <style:style style:name="P4" style:family="paragraph" style:parent-style-name="Text_20_body">
      <style:text-properties fo:font-weight="normal" officeooo:paragraph-rsid="000c7612" style:font-weight-asian="normal" style:font-weight-complex="normal"/>
    </style:style>
    <style:style style:name="P5"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paragraph-rsid="000c37ba" style:font-size-asian="12pt" style:font-style-asian="normal" style:font-weight-asian="normal" style:font-name-complex="Arial"/>
    </style:style>
    <style:style style:name="P6" style:family="paragraph" style:parent-style-name="Text_20_body">
      <style:text-properties style:font-name="Arial" officeooo:paragraph-rsid="000c37ba"/>
    </style:style>
    <style:style style:name="P7" style:family="paragraph" style:parent-style-name="Text_20_body">
      <style:text-properties officeooo:paragraph-rsid="000c37ba"/>
    </style:style>
    <style:style style:name="P8" style:family="paragraph" style:parent-style-name="Text_20_body">
      <style:text-properties style:font-name="Arial" fo:font-size="12pt" fo:font-style="normal" style:text-underline-style="none" fo:font-weight="normal" officeooo:rsid="001c4ae4" officeooo:paragraph-rsid="000c37ba" style:font-size-asian="10.5pt" style:font-style-asian="normal" style:font-weight-asian="normal" style:font-size-complex="12pt" style:font-style-complex="normal" style:font-weight-complex="normal"/>
    </style:style>
    <style:style style:name="P9" style:family="paragraph" style:parent-style-name="Text_20_body">
      <style:text-properties style:font-name="Arial" officeooo:paragraph-rsid="000f10f6"/>
    </style:style>
    <style:style style:name="T1" style:family="text">
      <style:text-properties style:font-name="Arial"/>
    </style:style>
    <style:style style:name="T2" style:family="text">
      <style:text-properties style:font-name="Arial" fo:font-size="12pt" fo:font-style="normal" style:text-underline-style="none" fo:font-weight="normal" officeooo:rsid="00185c90" style:font-size-asian="10.5pt" style:font-style-asian="normal" style:font-weight-asian="normal" style:font-size-complex="12pt" style:font-style-complex="normal" style:font-weight-complex="normal"/>
    </style:style>
    <style:style style:name="T3" style:family="text">
      <style:text-properties style:font-name="Arial" fo:font-size="12pt" fo:font-style="normal" style:text-underline-style="none" fo:font-weight="normal" officeooo:rsid="0019679b" style:font-size-asian="10.5pt" style:font-style-asian="normal" style:font-weight-asian="normal" style:font-size-complex="12pt" style:font-style-complex="normal" style:font-weight-complex="normal"/>
    </style:style>
    <style:style style:name="T4" style:family="text">
      <style:text-properties style:font-name="Arial" fo:font-size="12pt" fo:font-style="normal" style:text-underline-style="none" fo:font-weight="normal" officeooo:rsid="001c4ae4" style:font-size-asian="10.5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font-weight-complex="normal"/>
    </style:style>
    <style:style style:name="T7" style:family="text">
      <style:text-properties officeooo:rsid="000304ac"/>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1f2114" style:font-size-asian="10.5pt" style:font-weight-asian="normal" style:font-size-complex="12pt" style:font-weight-complex="normal"/>
    </style:style>
    <style:style style:name="T10" style:family="text">
      <style:text-properties fo:font-size="12pt" fo:font-weight="normal" officeooo:rsid="001809ec" style:font-size-asian="10.5pt" style:font-weight-asian="normal" style:font-size-complex="12pt" style:font-weight-complex="normal"/>
    </style:style>
    <style:style style:name="T11"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1c4ae4"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01b619"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089674"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06869d"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0e4cde"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bold" officeooo:rsid="001c4ae4" style:font-size-asian="10.5pt" style:font-style-asian="normal" style:font-weight-asian="bold" style:font-size-complex="12pt" style:font-style-complex="normal" style:font-weight-complex="bold"/>
    </style:style>
    <style:style style:name="T18" style:family="text">
      <style:text-properties fo:font-size="12pt" fo:font-style="normal" style:text-underline-style="none" fo:font-weight="bold" officeooo:rsid="0006869d" style:font-size-asian="10.5pt" style:font-style-asian="normal" style:font-weight-asian="bold" style:font-size-complex="12pt" style:font-style-complex="normal" style:font-weight-complex="bold"/>
    </style:style>
    <style:style style:name="T19" style:family="text">
      <style:text-properties fo:font-size="12pt" fo:font-style="italic" style:text-underline-style="none" fo:font-weight="normal" officeooo:rsid="0001b619" style:font-size-asian="10.5pt" style:font-style-asian="italic" style:font-weight-asian="normal" style:font-size-complex="12pt" style:font-style-complex="italic" style:font-weight-complex="normal"/>
    </style:style>
    <style:style style:name="T20" style:family="text">
      <style:text-properties fo:font-size="12pt" fo:font-style="italic" style:text-underline-style="none" fo:font-weight="normal" officeooo:rsid="000e4cde" style:font-size-asian="10.5pt" style:font-style-asian="italic" style:font-weight-asian="normal" style:font-size-complex="12pt" style:font-style-complex="italic" style:font-weight-complex="normal"/>
    </style:style>
    <style:style style:name="T21" style:family="text">
      <style:text-properties officeooo:rsid="0004ba0d"/>
    </style:style>
    <style:style style:name="T22" style:family="text">
      <style:text-properties style:font-name="FreeMono" fo:font-size="12pt" fo:font-style="normal" style:text-underline-style="none" fo:font-weight="normal" style:font-size-asian="10.5pt" style:font-style-asian="normal" style:font-weight-asian="normal" style:font-size-complex="12pt" style:font-style-complex="normal" style:font-weight-complex="normal"/>
    </style:style>
    <style:style style:name="T23" style:family="text">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URFL</text:p>
      <text:p text:style-name="P3"/>
      <text:p text:style-name="P7"><text:span text:style-name="T6">Per quanto riguarda l’adattamento dinamico delle immagini abbiamo adoperato le API esterne di WURFL, un progetto sviluppato da ScentiaMobile. </text:span><text:span text:style-name="T5"><text:s/>L'API WURFL legge l'intestazione della richiesta HTTP generata dal dispositivo estraendo lo User-Agent generato dall’utente. Successivamente, l'API WURFL utilizza un algoritmo di matching per identificare il dispositivo ed estrarre le sue caratteristiche (es. Modello di dispositivo, browser, OS, larghezza dello schermo, ecc.) da un database chiamato WURFL.xml. </text:span></text:p>
      <text:p text:style-name="P5">Per gli scopi della nostra applicazione ci è interessato principalemente <text:span text:style-name="T7">ottenere</text:span> la dimensione dello schermo del device richiedente l’immagine. Con questi risultati possiamo dare all’utente un’esperienza ottimale del nostro web server. </text:p>
      <text:p text:style-name="P7"><text:span text:style-name="T1">Wurfl è un software proprietario, quindi per ottenere una prova gratuita del programma bisogna fare un'apposita richiesta sul sito </text:span><text:a xlink:type="simple" xlink:href="https://www.scientiamobile.com/" text:style-name="Internet_20_link" text:visited-style-name="Visited_20_Internet_20_Link"><text:span text:style-name="T1">https://www.scientiamobile.com/</text:span></text:a><text:span text:style-name="T1"> e richiedere la Trial di <text:s/>"WURFL InFuze C API". Dopodichè si verrà contattati da un operatore dell'azienda, per assicurarsi che la copia del programma verrà usata solo a scopi didattici e non commerciali. Al link </text:span><text:a xlink:type="simple" xlink:href="https://docs.scientiamobile.com/documentation/infuze/infuze-c-api-user-guide" text:style-name="Internet_20_link" text:visited-style-name="Visited_20_Internet_20_Link"><text:span text:style-name="T1">https://docs.scientiamobile.com/documentation/infuze/infuze-c-api-user-guide</text:span></text:a><text:span text:style-name="T1"> è disponibile la documentazione per avere spiegazioni sull'utilizzo delle loro API. A noi è stato fornito un pacchetto .deb, che permetteva l'installazione del programma in distribuzioni GNU/Linux basati su Debian.</text:span></text:p>
      <text:p text:style-name="P6"/>
      <text:p text:style-name="P6"><text:span text:style-name="T9">L'ambiente WURFL </text:span><text:span text:style-name="T8">funziona nel seguen</text:span><text:span text:style-name="T10">t</text:span><text:span text:style-name="T8">e modo: viene inizialmente caricato in ram il Database del programma, un file .xml. Il Database è rappresentato</text:span><text:span text:style-name="T10"> in C</text:span><text:span text:style-name="T8"> da una variabile opaca wurfl_handle</text:span><text:span text:style-name="T10">, </text:span><text:span text:style-name="T8">che appunto si può interrogare</text:span><text:span text:style-name="T10"> mediante delle API,</text:span><text:span text:style-name="T8"> per richiedere le caratteristiche di un dispositivo con un certo User Agent</text:span><text:span text:style-name="T10">. Leggendo la documentazione del sito si legge la seguente nota:</text:span></text:p>
      <text:p text:style-name="P6"/>
      <text:p text:style-name="P6">"WURFL engine is thread safe and the intended design is that multiple threads share the same wurfl_handle."</text:p>
      <text:p text:style-name="P6"/>
      <text:p text:style-name="P6">Ciò significa che il wurfl_handle è progettato per rispondere a più interrogazioni provenienti da diversi thread, senza alcun problema. Essendo il nostro Web Server multi-thread, questa cosa è stata fondamentale per <text:span text:style-name="T21">semplificare la gestione della concorrenza.</text:span></text:p>
      <text:p text:style-name="P6"/>
      <text:p text:style-name="P6">Cominciando ad utilizzare la libreria Wurfl, abbiamo notato subito un problema: a quasi tutti i nostri User Agent di test veniva data una risoluzione in larghezza di 800 pixel, e in altezza di 600 pixel, che è la risoluzione di default che forniscono le API Wurfl quando non riescono a "matchare"</text:p>
      <text:p text:style-name="P7"><text:soft-page-break/><text:span text:style-name="T2">l' User Agent richiesto con un dispositivo presente nel database. Infatti, aprendo il file .xml, abbiamo notato che, almeno nella versione che ci è stata fornita, erano presenti pressochè User Agent di dispositivi mobili. In questo modo sarebbe stato impossibile fare i test sull'adattamento dinamico delle immagini del nostro Web Server. Per risolvere questo problema abbiamo scaricato un addon per Firefox al link </text:span><text:a xlink:type="simple" xlink:href="https://addons.mozilla.org/it/firefox/addon/user-agent-switcher/" text:style-name="Internet_20_link" text:visited-style-name="Visited_20_Internet_20_Link"><text:span text:style-name="T1">https://addons.mozilla.org/it/firefox/addon/user-agent-switcher/</text:span></text:a><text:span text:style-name="T2"> </text:span><text:span text:style-name="T3">che permette al browser di "apparire" con un User Agent differente, e quindi ci ha permesso di impostare degli User Agent che fossero presenti nel database di Wurfl</text:span><text:span text:style-name="T4">.</text:span></text:p>
      <text:p text:style-name="P8"/>
      <text:p text:style-name="P2">Adattamento dell’immagine</text:p>
      <text:p text:style-name="P4"/>
      <text:p text:style-name="P9"><text:span text:style-name="T12">Per </text:span><text:span text:style-name="T16">convertire le immagini</text:span><text:span text:style-name="T12"> abbiamo utilizzato il programma esterno </text:span><text:span text:style-name="T17">ImageMagick</text:span><text:span text:style-name="T12">, </text:span><text:span text:style-name="T13">chiamando </text:span><text:span text:style-name="T16">il comando </text:span><text:span text:style-name="T20">convert</text:span><text:span text:style-name="T19"> </text:span><text:span text:style-name="T13">dalla nostra applicazione. </text:span><text:span text:style-name="T12">Poniamoci nell’ipotesi in cui il client richieda una risorsa non presente nella cache: viene effettuato il parsing del messaggio HTTP di richiesta, al fine di reperire,tramite lo User Agent(ottenuto grazie a W</text:span><text:span text:style-name="T14">urfl</text:span><text:span text:style-name="T12">), i parametri di larghezza-altezza, mentre la qualità è ottenibile dal campo Accept del messaggio, </text:span><text:span text:style-name="T15">insieme anche all’estensione desiderata dal client. Questi parametri diventano input della funzione nConvert la quale si occupa di preparare la stringa per poter eseguire il comando </text:span><text:span text:style-name="T18">convert</text:span><text:span text:style-name="T15"> con i relativi parametri da passare alla chiamata di sistema system().</text:span></text:p>
      <text:p text:style-name="P9"><text:span text:style-name="T15"><text:s/>Abbiamo scelto di utilizzare system perché esso crea attraverso una fork un processo figlio che si occuperà della conversione dell’immagine, diminuendo l’overhead nel thread worker. La nuova immagine viene quindi inviata al client, e una copia di questa viene salvata direttamente nella cac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19:42:17.690144516</meta:creation-date>
    <meta:generator>LibreOffice/5.1.6.2$Linux_X86_64 LibreOffice_project/10m0$Build-2</meta:generator>
    <dc:date>2017-08-17T20:19:59.497217003</dc:date>
    <meta:editing-duration>PT3M57S</meta:editing-duration>
    <meta:editing-cycles>4</meta:editing-cycles>
    <meta:document-statistic meta:table-count="0" meta:image-count="0" meta:object-count="0" meta:page-count="2" meta:paragraph-count="12" meta:word-count="585" meta:character-count="4132" meta:non-whitespace-character-count="3554"/>
  </office:meta>
</office:document-meta>
</file>